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d7cc" officeooo:paragraph-rsid="0011d7cc"/>
    </style:style>
    <style:style style:name="P2" style:family="paragraph" style:parent-style-name="Standard">
      <style:text-properties officeooo:rsid="0011f396" officeooo:paragraph-rsid="0011f396"/>
    </style:style>
    <style:style style:name="P3" style:family="paragraph" style:parent-style-name="Footnote">
      <style:text-properties officeooo:paragraph-rsid="0011f396"/>
    </style:style>
    <style:style style:name="P4" style:family="paragraph" style:parent-style-name="Standard">
      <style:text-properties officeooo:rsid="0011f396" officeooo:paragraph-rsid="0011f396"/>
    </style:style>
    <style:style style:name="P5" style:family="paragraph" style:parent-style-name="Standard">
      <style:text-properties officeooo:paragraph-rsid="0012705f"/>
    </style:style>
    <style:style style:name="P6" style:family="paragraph" style:parent-style-name="Standard">
      <style:text-properties officeooo:rsid="0012705f" officeooo:paragraph-rsid="0012705f"/>
    </style:style>
    <style:style style:name="T1" style:family="text">
      <style:text-properties officeooo:rsid="0011f396"/>
    </style:style>
    <style:style style:name="T2" style:family="text">
      <style:text-properties fo:font-style="italic" officeooo:rsid="0011f396" style:font-style-asian="italic" style:font-style-complex="italic"/>
    </style:style>
    <style:style style:name="T3" style:family="text">
      <style:text-properties officeooo:rsid="001281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iterios de transcrición</text:p>
      <text:p text:style-name="P1"/>
      <text:p text:style-name="P1">1. Regularización de grafías</text:p>
      <text:p text:style-name="P1">a) Non se descende ao nivel da alografía cando se tratar de diferenzas de figura.</text:p>
      <text:p text:style-name="P1">b) Mantense a alternancia grafemática.</text:p>
      <text:p text:style-name="P1"/>
      <text:p text:style-name="P1">2. <text:span text:style-name="T1">Abreviaturas</text:span></text:p>
      <text:p text:style-name="P2">a) Desenvólvense as abreviaturas utilizando a etiqueta &lt;ex&gt;<text:note text:id="ftn1" text:note-class="footnote"><text:note-citation>1</text:note-citation><text:note-body><text:p text:style-name="P3"><text:span text:style-name="T1">Segundo a descrición do protocolo TEI: “</text:span>&lt;ex&gt; (editorial expansion) contains a sequence of letters added by an editor or transcriber when expanding an abbreviation”.</text:p></text:note-body></text:note> para marcar as letras engadidas.</text:p>
      <text:p text:style-name="P2">Ex.: <text:tab/>mu&lt;ex&gt;n&lt;/ex&gt;do</text:p>
      <text:p text:style-name="P6"><text:tab/>p&lt;ex&gt;er&lt;/ex&gt;</text:p>
      <text:p text:style-name="P5"><text:span text:style-name="T1"><text:tab/>hu&lt;ex&gt;</text:span>&amp;#x303;<text:span text:style-name="T1">&lt;ex&gt;a <text:s/></text:span><text:span text:style-name="T2">(é o código de UNICODE para a tilde en combinación)</text:span></text:p>
      <text:p text:style-name="P6">b) Tamén se utiliza a etiqueta &lt;am&gt; para marcar os caracteres presentes na <text:span text:style-name="T3">abreviatura mais non na súa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0T18:16:01.393841149</meta:creation-date>
    <dc:date>2015-01-20T20:31:59.227840615</dc:date>
    <meta:editing-duration>PT32M39S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1" meta:paragraph-count="11" meta:word-count="98" meta:character-count="651" meta:non-whitespace-character-count="560"/>
  </office:meta>
</office:document-meta>
</file>